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ALL OF JERUSALEM (25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ALL OF JERUSALEM (25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feat (25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struction (25:8-10, 13-1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portation (25:11-12, 18-21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25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FALL OF JERUSALEM (25:1-2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FATE OF GEDALIAH (25:22-2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FATE OF GEDALIAH (25:22-26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ppointment of Gedaliah (25:22-2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ssassination of Gedaliah (25:25-2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25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FALL OF JERUSALEM (25:1-2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FATE OF GEDALIAH (25:22-2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FAVOR TOWARD JEHOIACHIN (25:27-30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5 </dc:title>
    <meta:initial-creator>David STRICKLAND</meta:initial-creator>
    <dc:creator>David STRICKLAND</dc:creator>
    <meta:creation-date>2020-02-22T19:25:09Z</meta:creation-date>
    <dc:date>2020-02-22T19:25:09Z</dc:date>
    <meta:template xlink:href="BibleStudy" xlink:type="simple"/>
    <meta:editing-cycles>1</meta:editing-cycles>
    <meta:editing-duration>PT0S</meta:editing-duration>
    <meta:document-statistic meta:paragraph-count="16" meta:word-count="103"/>
  </office:meta>
</office:document-meta>
</file>